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54a09" draw:marker-start-width="0.279cm" draw:marker-end-width="0.279cm" draw:fill-color="#aecf00" draw:textarea-horizontal-align="justify" draw:textarea-vertical-align="middle" draw:auto-grow-height="false" fo:min-height="1.159cm" fo:min-width="0.338cm" fo:padding-top="0.151cm" fo:padding-bottom="0.151cm" fo:padding-left="0.276cm" fo:padding-right="0.276cm"/>
    </style:style>
    <style:style style:name="P1" style:family="paragraph">
      <loext:graphic-properties draw:fill-color="#aecf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2.921cm" svg:x="-2.902cm" svg:y="2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001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001cm" svg:y="2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1cm" svg:y="2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101cm" svg:y="2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2cm" svg:y="1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1cm" svg:y="2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701cm" svg:y="2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8cm" svg:y="1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8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899cm" svg:y="2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9cm" svg:y="1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9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9cm" svg:y="1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8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699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1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1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9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9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2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1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2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2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3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501cm" svg:y="1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6cm" svg:y="1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6cm" svg:y="1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699cm" svg:y="1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7cm" svg:y="1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799cm" svg:y="1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799cm" svg:y="1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898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8.3cm" svg:y="1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7.399cm" svg:y="1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7.399cm" svg:y="1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498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499cm" svg:y="11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598cm" svg:y="1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598cm" svg:y="1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697cm" svg:y="1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9cm" svg:y="1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9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9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8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9cm" svg:y="8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3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699cm" svg:y="8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798cm" svg:y="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798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897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898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7cm" svg:y="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6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299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1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1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1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1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1cm" svg:y="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2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2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3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9cm" svg:y="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3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2cm" svg:y="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3cm" svg:y="-1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3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4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2cm" svg:y="-2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-4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4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-2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-4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4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3cm" svg:y="-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4cm" svg:y="-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4cm" svg:y="-4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5cm" svg:y="-5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299cm" svg:y="3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cm" svg:y="3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cm" svg:y="3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3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cm" svg:y="3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1cm" svg:y="3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1cm" svg:y="3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3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cm" svg:y="3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3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3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3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2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2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3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2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cm" svg:y="2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2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3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2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2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2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2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2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cm" svg:y="2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1cm" svg:y="2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1cm" svg:y="3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2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1cm" svg:y="2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2cm" svg:y="2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2cm" svg:y="2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3cm" svg:y="2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9cm" svg:y="2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2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2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3cm" svg:y="2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2cm" svg:y="2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3cm" svg:y="2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3cm" svg:y="2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4cm" svg:y="2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2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2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2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4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4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3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4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4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5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1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1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1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2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2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1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2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3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4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5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1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2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2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3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3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4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2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4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4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4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5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3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4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4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5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5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4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5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5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6cm" svg:y="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099cm" svg:y="2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cm" svg:y="2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cm" svg:y="2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1cm" svg:y="2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cm" svg:y="2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2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cm" svg:y="2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1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1cm" svg:y="2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2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1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1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1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3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1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2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2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3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3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4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cm" svg:y="1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1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2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2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3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1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4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3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3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4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4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4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5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1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1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2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1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1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3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1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2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2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3cm" svg:y="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2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4cm" svg:y="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2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3cm" svg:y="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3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4cm" svg:y="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4cm" svg:y="-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4cm" svg:y="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5cm" svg:y="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5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-4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5cm" svg:y="-2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4cm" svg:y="-4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4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5cm" svg:y="-2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-5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5cm" svg:y="-6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5cm" svg:y="-4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6cm" svg:y="-5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cm" svg:y="3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1cm" svg:y="3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1cm" svg:y="3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2cm" svg:y="3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1cm" svg:y="3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3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3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3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1cm" svg:y="3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3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3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3cm" svg:y="3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2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2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3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2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1cm" svg:y="2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2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2cm" svg:y="3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3cm" svg:y="2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2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4cm" svg:y="2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2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3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3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4cm" svg:y="2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4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4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5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2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2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3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2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2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2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2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2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2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2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2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2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2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2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5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5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4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4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5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5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5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6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1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2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2cm" svg:y="2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3cm" svg:y="2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2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3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3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4cm" svg:y="2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2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4cm" svg:y="2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4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4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5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2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003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003cm" svg:y="1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904cm" svg:y="18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903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6.804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6.804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7.705cm" svg:y="1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3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4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4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5cm" svg:y="1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4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005cm" svg:y="1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005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906cm" svg:y="1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2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3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3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4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3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4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4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5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5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4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5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5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6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3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4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4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5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4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5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6cm" svg:y="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4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5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6cm" svg:y="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5cm" svg:y="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6cm" svg:y="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6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7cm" svg:y="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9:54:06.506386054</meta:creation-date>
    <dc:date>2020-07-07T23:46:14.138016404</dc:date>
    <meta:editing-duration>PT14M20S</meta:editing-duration>
    <meta:editing-cycles>4</meta:editing-cycles>
    <meta:generator>LibreOffice/6.0.7.3$Linux_X86_64 LibreOffice_project/00m0$Build-3</meta:generator>
    <meta:document-statistic meta:object-count="512"/>
  </office:meta>
</office:document-meta>
</file>